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b 58%"/>
    </style:style>
    <style:style style:name="T3" style:family="text">
      <style:text-properties fo:color="#000000" style:font-name="Lucida Grande" fo:font-weight="bold" style:font-weight-asian="bold" style:font-name-complex="Lucida Grande1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0pt" style:language-asian="ja" style:country-asian="JP" style:font-style-asian="normal" style:font-weight-asian="normal" style:font-name-complex="F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or primer design of gene expression primers:</text:span></text:p>
      <text:list xml:id="list4198177627343975098" text:style-name="WWNum1">
        <text:list-item>
          <text:p text:style-name="P2">Make sure your java is updated and make sure your security settings allow it to run.</text:p>
        </text:list-item>
        <text:list-item>
          <text:p text:style-name="P2">Find mRNA sequences of selected gene from human, mouse, and rat.<office:annotation><dc:creator>Kathleen Leeper</dc:creator><dc:date>2015-01-27T15:14:02.103091062</dc:date><text:list text:style-name=""><text:list-item><text:p text:style-name="P4"><text:span text:style-name="T4">Generally, I just use the longest one. <text:s/>Normally humans are prone to having more splice variants (discovered) than other species. <text:s/>Sometimes I'll look at the other species first to see what their gene structures look like and then use the human splice variant that is most similar to those. </text:span></text:p></text:list-item><text:list-item><text:p text:style-name="P4"><text:span text:style-name="T4"/></text:p></text:list-item><text:list-item><text:p text:style-name="P4"><text:span text:style-name="T4">But if we do the alignments, then we are only focusing on conserved regions anyway, so it doesn't really matter.</text:span></text:p></text:list-item></text:list></office:annotation></text:p>
        </text:list-item>
        <text:list-item>
          <text:p text:style-name="P2">Paste all three into a word document.</text:p>
        </text:list-item>
        <text:list-item>
          <text:p text:style-name="P2">Paste all the sequences into MUSCLE (<text:a xlink:type="simple" xlink:href="https://www.ebi.ac.uk/Tools/msa/muscle/">https://www.ebi.ac.uk/Tools/msa/muscle/</text:a> ) separated with the designations “&gt;human”, “&gt;mouse”, and “&gt;rat”</text:p>
        </text:list-item>
        <text:list-item>
          <text:p text:style-name="P2">Click submit.</text:p>
        </text:list-item>
        <text:list-item>
          <text:p text:style-name="P2">Once results are generated, click on the “Result Summary” tab.</text:p>
        </text:list-item>
        <text:list-item>
          <text:p text:style-name="P2">Click the “Start JalView” button.</text:p>
        </text:list-item>
        <text:list-item>
          <text:p text:style-name="P2">Once JalView opens, go to the “Format” menu and make sure “Wrap” has a check next to it.</text:p>
        </text:list-item>
      </text:list>
      <text:p text:style-name="List_20_Paragraph"/>
      <text:list xml:id="list151425536066563" text:continue-list="list4198177627343975098" text:style-name="WWNum1">
        <text:list-item>
          <text:p text:style-name="P2">Find regions where all three sequences are perfectly aligned. </text:p>
          <text:list>
            <text:list-item>
              <text:p text:style-name="P2"><text:s/>If you can find regions towards the 3’ end of mRNA, then that is better.</text:p>
            </text:list-item>
          </text:list>
        </text:list-item>
        <text:list-item>
          <text:p text:style-name="P2">Find two regions that are separated by about 200 nt.</text:p>
          <text:list>
            <text:list-item>
              <text:p text:style-name="P2">200 nt is sort of an ideal max distance between primer regions. <text:s/>If you can’t find any regions that are this exact distance, try to find something close to 200 nt.</text:p>
            </text:list-item>
          </text:list>
        </text:list-item>
        <text:list-item>
          <text:p text:style-name="P2">Within the regions, try to find sequences of &gt;=16nt with a T<text:span text:style-name="T2">m</text:span> of approximately 60<text:span text:style-name="T3">°</text:span>C. Use the Operon Oligo Toolkit to determine your T<text:span text:style-name="T2">m</text:span>. <text:a xlink:type="simple" xlink:href="http://www.operon.com/tools/oligo-analysis-tool.aspx">http://www.operon.com/tools/oligo-analysis-tool.aspx</text:a></text:p>
        </text:list-item>
        <text:list-item>
          <text:p text:style-name="P2">These sequences will be your primer sequences.</text:p>
        </text:list-item>
        <text:list-item>
          <text:p text:style-name="P2">For the 3’ end sequence, generate the reverse complement using the oligo toolkit.</text:p>
        </text:list-item>
        <text:list-item>
          <text:p text:style-name="P2">Double check your primer sequences on the primer BLAST web site. <text:a xlink:type="simple" xlink:href="http://www.ncbi.nlm.nih.gov/tools/primer-blast/">http://www.ncbi.nlm.nih.gov/tools/primer-blast/</text:a></text:p>
        </text:list-item>
      </text:list>
      <text:p text:style-name="Standard"/>
      <text:p text:style-name="Standard"><text:span text:style-name="T1">For primer design of cloning primers:</text:span></text:p>
      <text:list xml:id="list9136250166146923116" text:style-name="WWNum2">
        <text:list-item>
          <text:p text:style-name="P3">Find mRNA for gene of interest from organism of interest.</text:p>
        </text:list-item>
        <text:list-item>
          <text:p text:style-name="P3">Paste into word document.</text:p>
        </text:list-item>
        <text:list-item>
          <text:p text:style-name="P3">Find and highlight (bold, underline, whatever) start and stop codons.</text:p>
        </text:list-item>
        <text:list-item>
          <text:p text:style-name="P3">Copy and paste the coding region (part between the start and stop codons) into webcutter. <text:a xlink:type="simple" xlink:href="http://rna.lundberg.gu.se/cutter2/">http://rna.lundberg.gu.se/cutter2/</text:a></text:p>
        </text:list-item>
        <text:list-item>
          <text:p text:style-name="P3">Find the array of restriction enzymes present in the multiple cloning site (MCS) of pEGFP-N1.</text:p>
        </text:list-item>
        <text:list-item>
          <text:p text:style-name="P3">Find restriction sites that are in the MCS of pEGFP-N1 but do not cut your sequence of interest.</text:p>
        </text:list-item>
        <text:list-item>
          <text:p text:style-name="P3">Starting at the ATG, go forward to find &gt;=16nt with a T<text:span text:style-name="T2">m</text:span> of approximately 60<text:span text:style-name="T3">°</text:span>C.</text:p>
        </text:list-item>
        <text:list-item>
          <text:p text:style-name="P3">Do the same thing upstream of the stop codon. <text:s/>Do not include the stop codon in your primer sequence if you want to make a GFP fusion<text:bookmark text:name="_GoBack"/>. <text:s/>Make sure to maintain reading frame with GFP.</text:p>
        </text:list-item>
        <text:list-item>
          <text:p text:style-name="P3">Decide on your 5’ and 3’ restriction sites. <text:s/>Add these sites on to the 5’ and 3’ ends of your primers. <text:s/>Add the sequence “gcgaa” to the 5’ end of each of your primers.</text:p>
        </text:list-item>
        <text:list-item>
          <text:p text:style-name="P3">For the 3’ end sequence, generate the reverse complement using the oligo toolk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US" style:letter-kerning="true" style:font-name-asian="WenQuanYi Zen Hei Sharp" style:font-size-asian="10pt" style:language-asian="ja" style:country-asian="JP" style:font-name-complex="F" style:font-size-complex="10pt" style:language-complex="ar" style:country-complex="SA"/>
    </style:default-style>
    <style:default-style style:family="paragraph">
      <style:paragraph-properties fo:margin-top="0in" fo:margin-bottom="0.139in" style:contextual-spacing="false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0pt" fo:language="en" fo:country="US" style:letter-kerning="true" style:font-name-asian="WenQuanYi Zen Hei Sharp" style:font-size-asian="10pt" style:language-asian="ja" style:country-asian="JP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ffice 2004 Test Drive User</meta:initial-creator>
    <dc:creator>Kathleen Leeper</dc:creator>
    <meta:editing-cycles>3</meta:editing-cycles>
    <meta:creation-date>2014-08-03T21:22:00</meta:creation-date>
    <dc:date>2015-01-27T15:14:24.410397727</dc:date>
    <meta:editing-duration>P0D</meta:editing-duration>
    <meta:generator>LibreOffice/4.2.8.2$Linux_X86_64 LibreOffice_project/420$Build-2</meta:generator>
    <meta:document-statistic meta:table-count="0" meta:image-count="0" meta:object-count="0" meta:page-count="1" meta:paragraph-count="28" meta:word-count="416" meta:character-count="2411" meta:non-whitespace-character-count="204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